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fo:font-variant="normal" fo:text-transform="none" style:font-name="Times New Roman" fo:font-size="16pt" fo:letter-spacing="normal" fo:font-style="normal" fo:font-weight="bold" style:font-size-asian="16pt" style:font-weight-asian="bold" style:font-size-complex="16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006600" fo:font-size="14pt" fo:font-style="italic" style:text-underline-style="none"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color="#0066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text-align="start" style:justify-single-word="false"/>
      <style:text-properties style:use-window-font-color="tru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3" style:family="paragraph" style:parent-style-name="Standard">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color="#009900"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4">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5">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6">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7">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8">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6">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9">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0">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1">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use-window-font-color="tru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variant="normal" fo:text-transform="none" style:use-window-font-color="true" style:font-name="Times New Roman" fo:font-size="14pt" fo:letter-spacing="normal" fo:font-style="normal" style:text-underline-style="none" fo:font-weight="normal" style:font-size-asian="14pt" style:font-size-complex="14pt"/>
    </style:style>
    <style:style style:name="T5"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ize-complex="14pt"/>
    </style:style>
    <style:style style:name="T6"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tyle-asian="normal" style:font-weight-asian="normal" style:font-size-complex="14pt" style:font-style-complex="normal" style:font-weight-complex="normal"/>
    </style:style>
    <style:style style:name="T7" style:family="text">
      <style:text-properties style:use-window-font-color="tru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hael Assadi - Complete Guide To Making Apps 250,000+ Downloads</text:p>
      <text:p text:style-name="P2"/>
      <text:p text:style-name="P1"/>
      <text:p text:style-name="P7">Formula in 3 pasi! Pe scurt!</text:p>
      <text:p text:style-name="P7"/>
      <text:p text:style-name="P3">1. Ideea de joc</text:p>
      <text:list xml:id="list8139595292681832507" text:style-name="L1">
        <text:list-item>
          <text:p text:style-name="P15">mai intai studiez cererea apoi creez jocul, nu invers!!!!</text:p>
        </text:list-item>
        <text:list-item>
          <text:p text:style-name="P15">observ trendurile la jocuri si trendurile sociale</text:p>
        </text:list-item>
        <text:list-item>
          <text:p text:style-name="P15">copiez ideile deja bune care au succes si adaug chestii noi sau modific ce nu le place jucatorilor la caele jocuri</text:p>
        </text:list-item>
        <text:list-item>
          <text:p text:style-name="P15">fac studiul de piata (AppStore, Play Store, Steam, etc) si sunt atent la ce reviewu-uri primesc aplicatiile. Cele mai utile sunt cele critice, pentru ca acolo jucatorii spun EXACT ce si-ar fi dorit de la jocul respectiv. Pe baza lor creez jocul!!!</text:p>
        </text:list-item>
      </text:list>
      <text:p text:style-name="P3"/>
      <text:p text:style-name="P3">2. Pun ideea in aplicare</text:p>
      <text:list xml:id="list4555878766685934397" text:style-name="L2">
        <text:list-item>
          <text:p text:style-name="P16">fie il fac singur, fie ma asociez cu altii, fie angajez freelanceri</text:p>
        </text:list-item>
        <text:list-item>
          <text:p text:style-name="P16">folosesc principiul 80/20</text:p>
        </text:list-item>
      </text:list>
      <text:p text:style-name="P3"/>
      <text:p text:style-name="P3">3. Marketing</text:p>
      <text:list xml:id="list1156317542281642882" text:style-name="L3">
        <text:list-item>
          <text:p text:style-name="P17">cel mai impotant aspect!!!</text:p>
        </text:list-item>
        <text:list-item>
          <text:p text:style-name="P17">cea mai folositoare meoda de marketing e SEO/ASO!!!</text:p>
        </text:list-item>
        <text:list-item>
          <text:p text:style-name="P17">80% din vanzari vin pe baza ASO!!!</text:p>
        </text:list-item>
        <text:list-item>
          <text:p text:style-name="P17">mega folositore e tactica Free -&gt; Payed. Mai intai, lansez jocul gratuit, ca sa obtin multe downloaduri si reviewuri bune (2 saptamani – 1 luna), apoi il dau contra cost.</text:p>
        </text:list-item>
      </text:list>
      <text:p text:style-name="P3"/>
      <text:p text:style-name="P6">Aplicatiile</text:p>
      <text:p text:style-name="P6"/>
      <text:list xml:id="list9125147438730221593" text:style-name="L4">
        <text:list-item>
          <text:p text:style-name="P18">observ piata si iau in considerare numai jocurile care sunt in trend si care estimez ca ar costa putin sa le produc. Nu ma uit la jocurile cu super grafica sau foarte complexe decat daca am destul timp la dispozitie si o echipa destul de mare. </text:p>
        </text:list-item>
        <text:list-item>
          <text:p text:style-name="P18">Unele dintre cele mai simle de emulat cu cele din genul "endless tap"</text:p>
        </text:list-item>
        <text:list-item>
          <text:p text:style-name="P18">observ trendurile sociale. Ex: Donald Trump, Kardashian, etc</text:p>
        </text:list-item>
        <text:list-item>
          <text:p text:style-name="P18">vin cu propria idee in care sa am incredere</text:p>
        </text:list-item>
      </text:list>
      <text:p text:style-name="P4"/>
      <text:p text:style-name="P4">Trebuie sa fiu foarte motivat si convins ca voi avea SUCCES!!!! Nu conteaza ce obstacole intalnesc, le depasesc si merg inainte.</text:p>
      <text:p text:style-name="P4"/>
      <text:p text:style-name="P4">Pentru a economisi timp si bani, pot sa cumpar/gasesc coduri sursa si sa le editez. La fel si pt grafica.</text:p>
      <text:p text:style-name="P4"><text:soft-page-break/>Pentru a avea succes lansez jocul pe TOATE platformele, mai ales pe cele mici, de nisa.</text:p>
      <text:p text:style-name="P4"/>
      <text:p text:style-name="P4">Networkingul este super important la fel este si brandul personal/companiei.</text:p>
      <text:p text:style-name="P4">Pentru a avea succes e necear sa colaborez cu alte persoane.</text:p>
      <text:p text:style-name="P4"/>
      <text:p text:style-name="P10">O strategie super tare de marketing este sa ofer posibilitatea clientilor de a-mi trimite emailuri anonomie in care sa-mi spuna ce e in neregula cu jocul, pentru a-l putea imbunatati!!!! Musai sa le si raspund, iar atunci cand fac un joc nou, trimit la toata acea lista invitatii sa incerce noul joc.</text:p>
      <text:p text:style-name="P4"/>
      <text:p text:style-name="P6">Principiul 80/20</text:p>
      <text:p text:style-name="P4"/>
      <text:p text:style-name="P4">20% din efort da 80% din rezultate.</text:p>
      <text:p text:style-name="P4">Trebuie sa aflu ce caracteristici ale jocului sunt folosite de client si sa le introduc DOAR pe acelea. Nu ma complic sa introduc o gramada de chestii pe care nu le va folosi nimeni.</text:p>
      <text:p text:style-name="P4"/>
      <text:p text:style-name="P6">Procesul de dezv al jocului</text:p>
      <text:p text:style-name="P4"/>
      <text:p text:style-name="P4">1. Trebuie sa imi verific ideea sa vad daca este in trend si daca nu e in trend atunci sa o schimb. </text:p>
      <text:p text:style-name="P4"/>
      <text:p text:style-name="P4">2. Trebuie sa am in vedere publicul tinta, marketingul si monetizarea.</text:p>
      <text:p text:style-name="P4"/>
      <text:p text:style-name="P4">3. Cand incep sa creez jocul, mai intai incep cu un prototip. Apoi, daca vad ca merge, fac o versiune aproape finita, cu marketing, etc. Apoi ma ocup de partea de design a ajocului: grafica, sunet, etc.</text:p>
      <text:p text:style-name="P4"/>
      <text:p text:style-name="P4">5. Testez jocul personal si cu ajutorul altora.</text:p>
      <text:p text:style-name="P4"/>
      <text:p text:style-name="P4">6. Lansez jocul pe toate platformele posibile. Acord mare atentie marketingului, SEO, ASO, etc, Apoi pe Fb, Youtube, Twitter, etc. T<text:span text:style-name="T1">REBUIE SA OBTIN CAT MAI MULTE DOWNLOADURI!!!!</text:span></text:p>
      <text:p text:style-name="P4"/>
      <text:p text:style-name="P6">FLOW</text:p>
      <text:p text:style-name="P6"/>
      <text:p text:style-name="P9"><text:span text:style-name="T7">Trebuie sa citesc cartea </text:span><text:span text:style-name="T4">Flux. Psihologia fericirii de </text:span><text:a xlink:type="simple" xlink:href="http://www.elefant.ro/list/carti?filterAutor=Mihaly+Csikszentmihalyi" text:style-name="Internet_20_link" text:visited-style-name="Visited_20_Internet_20_Link"><text:span text:style-name="T6">Mihaly Csikszentmihalyi</text:span></text:a><text:span text:style-name="T5">!!!!</text:span></text:p>
      <text:p text:style-name="P9"/>
      <text:p text:style-name="P4">Trebuie sa fac jocuri care sa induca jucatorul in starea de FLOW!!!!</text:p>
      <text:p text:style-name="P4"/>
      <text:p text:style-name="P4">Cum intru in starea de flow cand lucrez/ma joc/invat, etc????</text:p>
      <text:list xml:id="list4769797328717158093" text:style-name="L5">
        <text:list-item>
          <text:p text:style-name="P19">taskul trebuie sa fie simplu si clar</text:p>
        </text:list-item>
        <text:list-item>
          <text:p text:style-name="P19">trebuie sa primesc feedback imediat</text:p>
        </text:list-item>
        <text:list-item>
          <text:p text:style-name="P19">trebuie sa fiu 100% concentrat</text:p>
        </text:list-item>
        <text:list-item>
          <text:p text:style-name="P19"><text:soft-page-break/>trebuie sa ma aflu intr-un echilibru intre skill si dificultate</text:p>
        </text:list-item>
      </text:list>
      <text:p text:style-name="P4"/>
      <text:p text:style-name="P6">Cum sa fac marketing</text:p>
      <text:p text:style-name="P4">INTOTDEAUNA ma uit la <text:span text:style-name="T3">CERERE </text:span>inainte sa incep!!!!</text:p>
      <text:p text:style-name="P4"/>
      <text:p text:style-name="P5">Pasi:</text:p>
      <text:list xml:id="list2532547753620835975" text:style-name="L6">
        <text:list-item>
          <text:p text:style-name="P20">Aleg o idee de joc. Am in minte cam ce trebuie sa faca jucatorul, nivele, grafica, gameplay, caracteristici, etc</text:p>
        </text:list-item>
        <text:list-item>
          <text:p text:style-name="P20">Intru pe AppStore/PlayStore si caut jocuri similare</text:p>
        </text:list-item>
        <text:list-item>
          <text:p text:style-name="P20">Studiez jocutrile similare gasite</text:p>
        </text:list-item>
        <text:list-item>
          <text:p text:style-name="P20">Ma uit la reviewurile acelor jocuri, mai ales la cele mai <text:span text:style-name="T1">CRITICE</text:span>. Util esunt si cele "most helpful".</text:p>
        </text:list-item>
        <text:list-item>
          <text:p text:style-name="P20">Imi fac un tabel cu toate acele info din reviewuri si chestii pe care clientii si le doresc in acel joc. Si voi crea jocul pe baza acelor cerinte.</text:p>
        </text:list-item>
        <text:list-item>
          <text:p text:style-name="P23">ATAAAAAAAT!!!!!!</text:p>
        </text:list-item>
      </text:list>
      <text:p text:style-name="P5"/>
      <text:p text:style-name="P6">Studiu de caz Ketchapp</text:p>
      <text:p text:style-name="P4">Este o mega companie care face joculete foarte mici, foarte simple cu foarte putine caracteristici si foarte grele, repetitive. De asemenea, grafica nu este mereu foarte performanta, insa nici cea mai nasoala. </text:p>
      <text:p text:style-name="P4"/>
      <text:p text:style-name="P4">Cum vad ca o aplicatie DE-A LOR ajunge in top, o cloneaza pe alte teme.</text:p>
      <text:p text:style-name="P4"/>
      <text:p text:style-name="P5">E BINE SA FAC EXACT LA FEL!!!!</text:p>
      <text:p text:style-name="P4"/>
      <text:p text:style-name="P4">Prima impresie conteaza foarte mult! Primele 30 de secunde petrecut in joc conteaza cel mai mult!</text:p>
      <text:p text:style-name="P4"/>
      <text:p text:style-name="P4">Pot sa fac reskinning la un joc simplu si de succes care e in trend. Pot sa vin si cu caracteristici noi la cael reskin.</text:p>
      <text:p text:style-name="P4"/>
      <text:p text:style-name="P4">Aleg Quanity over Quality adica:</text:p>
      <text:list xml:id="list1162673180784471896" text:style-name="L7">
        <text:list-item>
          <text:p text:style-name="P21">las de-o parte teoria</text:p>
        </text:list-item>
        <text:list-item>
          <text:p text:style-name="P21">creez multe jocuri</text:p>
        </text:list-item>
        <text:list-item>
          <text:p text:style-name="P21">invat din propriile greseli si ma imbunatatesc</text:p>
        </text:list-item>
        <text:list-item>
          <text:p text:style-name="P21">nu inseamna neaparat sa creez gunoaie</text:p>
        </text:list-item>
      </text:list>
      <text:p text:style-name="P4"/>
      <text:p text:style-name="P4">Ca timp de lucru pentru o aplicatie, pot sa investesc o luna per joc a cate 2-3 ore pe zi. Apoi fac updateuri regulate daca e ok. Si o tin tot asa. MUSAI olansez pe cat mai multe platforme.</text:p>
      <text:p text:style-name="P4"/>
      <text:p text:style-name="P4">Ca sa pot sa lansez un joc intr-o luna, ma concentrez asupra unei functionalitati cheie si ma asigur ca iese <text:span text:style-name="T3">SUPER BINE</text:span>, iar restul sa fie SUFICIENT de ok.</text:p>
      <text:p text:style-name="P4"/>
      <text:p text:style-name="P4"><text:soft-page-break/>Un tool super util pentru a obtine info despre aplicatii mobile si jocuri exista <text:span text:style-name="T2">Apptopia</text:span>. E contra cost dar merita. Merge mai tarziu, cand incep sa fac bani seriosi.</text:p>
      <text:p text:style-name="P4"/>
      <text:p text:style-name="P6">Publicul Tinta</text:p>
      <text:p text:style-name="P4">PT este ceea ce imi dicteaza grafica, gameplayul, etc. PT cel mai profitabil sunt copii intre 7-13 ani. </text:p>
      <text:p text:style-name="P4"/>
      <text:p text:style-name="P4">Pot sa vad care e cererea pe Appstore sau Playstore si sa cercetez celelate piete mai mici sava daca exista jocuri similare cu cele in demand de pe AS si PS. Daca vad ca nu prea sunt, pot sa ma bag acolo si sa fac aplicatii pentru acele piete.</text:p>
      <text:p text:style-name="P4"/>
      <text:p text:style-name="P4">Cel mai bine merg jocurile repetitve (Angry Birds) si cele care sunt addictive (Flappy Bird) mai ales ca oamenii le joaca, in primul rand, in timp ce asteapta la metrou, stau degeaba, etc, pentru a omora timpul. Deci, e indicat sa fac jocuri foarte simple sar sa arate bine.</text:p>
      <text:p text:style-name="P4"/>
      <text:p text:style-name="P6">Monetizare</text:p>
      <text:p text:style-name="P4"/>
      <text:p text:style-name="P4">Sunt 3 feluri de monetizare:</text:p>
      <text:list xml:id="list1226837278671545080" text:style-name="L8">
        <text:list-item>
          <text:p text:style-name="P22">premium – cu plata</text:p>
        </text:list-item>
        <text:list-item>
          <text:p text:style-name="P22">freemeium – cu in app purchases</text:p>
        </text:list-item>
        <text:list-item>
          <text:p text:style-name="P22">free – gratis dar cu anunturi</text:p>
        </text:list-item>
      </text:list>
      <text:p text:style-name="P4"/>
      <text:p text:style-name="P4">Este eficient sa atrgetez pietele mai mici cu versiuni platite ale jocului.</text:p>
      <text:p text:style-name="P4"/>
      <text:p text:style-name="P4">Ca <text:span text:style-name="T2">incepator</text:span>, e ok sa incep monetizarea prin anunturi sau direct cu plata. Nu detin infrastructura si fodurile unei companii mari ca sa monetizez ca o companie mare. Banii vin din numarul de downloaduri si volumul de jocuri facute.</text:p>
      <text:p text:style-name="P4"/>
      <text:p text:style-name="P4">Ca <text:span text:style-name="T2">expert</text:span>, aplic principiul 80/20. 20% din totalul jocurilor lansate genereaza 80% din venituri. Pe acele jocuri le voi emula, reskinui si updata.</text:p>
      <text:p text:style-name="P4"/>
      <text:p text:style-name="P4">Cei mai multi bani le aduc <text:span text:style-name="T2">in-app purchases</text:span>! Este o tehnica avansata, mai dificil de implementat, e bine s ao aplic dupa ce capat experienta.</text:p>
      <text:p text:style-name="P4"/>
      <text:p text:style-name="P4">O alta tehnica de monetizare este customizarea unui joc de succes prin introducerea de sisteme de recompense, promovarea urmatorului joc, etc.</text:p>
      <text:p text:style-name="P4"/>
      <text:p text:style-name="P4"><text:span text:style-name="T2">Bottom Line</text:span>: creez multe jocuri cu versiuni free si paid, apoi, dupa ce observ care aduc bani, le updatez si introduc in-app purchases.</text:p>
      <text:p text:style-name="P4"/>
      <text:p text:style-name="P4"/>
      <text:p text:style-name="P4"/>
      <text:p text:style-name="P4"/>
      <text:p text:style-name="P4"/>
      <text:p text:style-name="P6"><text:soft-page-break/>Modelul Premium</text:p>
      <text:p text:style-name="P4"/>
      <text:p text:style-name="P4">Datorita numarului foarte mare de aplicatii gratuite, userii nu prea vor sa plateasca imediat. Acest model merge, insa, pe platformele mai mici.</text:p>
      <text:p text:style-name="P6"><text:span text:style-name="T8">Cel mai bun pret pe care pot sa-l pun este </text:span>0.99$<text:span text:style-name="T8">.</text:span></text:p>
      <text:p text:style-name="P4"/>
      <text:p text:style-name="P6">Modelul Freemium</text:p>
      <text:p text:style-name="P6"/>
      <text:p text:style-name="P4">Modelul cu in-app purchases. Cel mai profitabil.</text:p>
      <text:p text:style-name="P6"><text:span text:style-name="T8">Este valid dca reusesc sa </text:span>captivez<text:span text:style-name="T8"> userul prin recompense, stimulente, etc.</text:span></text:p>
      <text:p text:style-name="P4"/>
      <text:p text:style-name="P6">Modelul Free cu reclame</text:p>
      <text:p text:style-name="P4"/>
      <text:p text:style-name="P4">Trebuie sa am downloaduri masive pentru a face bani. Merge super bine pe IOS sau Android, unde sunt foarte multi utilizatori.</text:p>
      <text:p text:style-name="P4">Jocul trebuie sa fie captivant.</text:p>
      <text:p text:style-name="P4">Reclamele sunt foarte usor de implementat.</text:p>
      <text:p text:style-name="P4"/>
      <text:p text:style-name="P11">Userii pot plati ca sa nu mai vada reclamele! Foarte buna strategie!</text:p>
      <text:p text:style-name="P11"/>
      <text:p text:style-name="P12">Marketing</text:p>
      <text:p text:style-name="P14"/>
      <text:p text:style-name="P13">ASO e cheia succesului in markeing. Produce 80% din rezultate cu 20% din efort.</text:p>
      <text:p text:style-name="P13"/>
      <text:p text:style-name="P13">Cross-promotion aduce rezultate foarte bune. Imi promovez un joc in interiorul altui joc. Pot sa propun asta si altor dezvoltatori.</text:p>
      <text:p text:style-name="P13"/>
      <text:p text:style-name="P13"><text:span text:style-name="T2">Pasi simpli spre Top Charts</text:span>:</text:p>
      <text:p text:style-name="P13"/>
      <text:list xml:id="list1380993645527846657" text:style-name="L9">
        <text:list-item>
          <text:p text:style-name="P25">Mai intai, lansez jocul in varianta <text:span text:style-name="T3">Free</text:span>.</text:p>
          <text:p text:style-name="P25">- foarte util pe Kindle</text:p>
        </text:list-item>
        <text:list-item>
          <text:p text:style-name="P25">Astept cateva zile – 2 saptamani pana ajunge in top 300 – top 500 dupa care il dau pe <text:span text:style-name="T3">Bani</text:span> (0,99$).</text:p>
        </text:list-item>
      </text:list>
      <text:p text:style-name="P13"/>
      <text:p text:style-name="P13">Un element esential pentru ASO este <text:span text:style-name="T3">Icon-ul</text:span>. Trebuie sa fie cat mai atractiva. Stilul iconului e dictat tot de piata. Trebuie sa fiu atent la:</text:p>
      <text:list xml:id="list8601676476545681330" text:style-name="L10">
        <text:list-item>
          <text:list>
            <text:list-item>
              <text:p text:style-name="P26">simplitate</text:p>
            </text:list-item>
            <text:list-item>
              <text:p text:style-name="P26">culori</text:p>
            </text:list-item>
            <text:list-item>
              <text:p text:style-name="P26">trenduri</text:p>
            </text:list-item>
            <text:list-item>
              <text:p text:style-name="P26">asocierea cu alte aplicatii. E ok sa fie simialara.</text:p>
            </text:list-item>
            <text:list-item>
              <text:p text:style-name="P26">claritate. Sa fie ca un sumar al jocului.</text:p>
            </text:list-item>
          </text:list>
        </text:list-item>
      </text:list>
      <text:p text:style-name="P13"/>
      <text:p text:style-name="P13">Pot sa fac singur iconul, sau sa cumpar grafica sau sa angajez un freelancer.</text:p>
      <text:p text:style-name="P13"/>
      <text:p text:style-name="P12"><text:soft-page-break/>Metadata</text:p>
      <text:p text:style-name="P13"/>
      <text:p text:style-name="P13">Consta in keyword-uri. NU trebuie neparat sa fie in titlu, ci la sectiunea de keywords cand lansez jocul.</text:p>
      <text:p text:style-name="P13"/>
      <text:p text:style-name="P13">Campurile metadata:</text:p>
      <text:list xml:id="list1756409789638920687" text:style-name="L11">
        <text:list-item>
          <text:p text:style-name="P27"><text:span text:style-name="T10">Titlul</text:span>. Daca bag keywordurile in titlu, rankingul imi creste cu 10%. <text:s/>Ex: CoachGuitar – guitar lessons for beginners....etc...</text:p>
        </text:list-item>
        <text:list-item>
          <text:p text:style-name="P27"><text:span text:style-name="T10">Keywords</text:span>. Sa fie simple si concise, fara plural, fara repetari, folosesc numarul maxim de caratere, fara cuvinte irelevante. E bine sa le folosesc si in descrierea aplicatiei, atat cat e posibil si logic. Descrierea sa fie foarte scurta, explicita si simpla. <text:span text:style-name="T1">Cele mai importante sunt primele 2-3 randuri</text:span>.</text:p>
        </text:list-item>
      </text:list>
      <text:p text:style-name="P13"/>
      <text:p text:style-name="P13">De fiecare data cand lansez un joc, adaug un buton de feedback si utilizatorii pot sa-mi dea feedback direct pe mail. Aceste email-uri le organizez.</text:p>
      <text:p text:style-name="P13"/>
      <text:p text:style-name="P13">Review-urile bune nu inseamna neaparat ca jocul e bun.</text:p>
      <text:p text:style-name="P13"/>
      <text:p text:style-name="P13">Cer rating la finalul sesiunii de joc, cand utilizatorul vrea sa iasa din joc.</text:p>
      <text:p text:style-name="P13"/>
      <text:p text:style-name="P12">Programare</text:p>
      <text:p text:style-name="P12"><text:span text:style-name="T8"/></text:p>
      <text:p text:style-name="P12"><text:span text:style-name="T8">Cel mai eficient e sa invat functionalitatile de baza, cele mai folosite. In rest...le stiu ;)</text:span></text:p>
      <text:p text:style-name="P1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55M53S</meta:editing-duration>
    <meta:editing-cycles>85</meta:editing-cycles>
    <meta:generator>OpenOffice/4.1.3$Win32 OpenOffice.org_project/413m1$Build-9783</meta:generator>
    <dc:date>2018-04-21T10:29:23.46</dc:date>
    <meta:document-statistic meta:table-count="0" meta:image-count="0" meta:object-count="0" meta:page-count="6" meta:paragraph-count="116" meta:word-count="1612" meta:character-count="9151"/>
    <meta:user-defined meta:name="Info 1"/>
    <meta:user-defined meta:name="Info 2"/>
    <meta:user-defined meta:name="Info 3"/>
    <meta:user-defined meta:name="Info 4"/>
  </office:meta>
</office:document-meta>
</file>